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1.75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04.54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470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4.04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font-name="Liberation Sans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ce16" style:family="table-cell" style:parent-style-name="Default">
      <style:table-cell-properties fo:wrap-option="wrap"/>
      <style:text-properties style:font-name="Liberation Sans" fo:font-size="10pt" style:font-name-asian="Andale Sans UI" style:font-size-asian="10pt" style:font-name-complex="Tahoma" style:font-size-complex="10pt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27" style:family="table-cell" style:parent-style-name="Default">
      <style:table-cell-properties fo:wrap-option="wrap"/>
      <style:text-properties style:font-name="Liberation Sans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number-columns-repeated="2" table:default-cell-style-name="ce5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Thin Description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9-34</text:p>
          </table:table-cell>
          <table:table-cell/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al Secretary (Community / Public Interest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, 35-44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Supervises and manages administrative and operational tasks, specialising in civil litigatio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al Secretary (Corporate / Commercial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table:style-name="ce3" office:value-type="string" calcext:value-type="string">
            <text:p>19-34, 45-4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Supervises and manages administrative and operational tasks, specialising in corporate/commercial transaction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fice Administrator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, 63-6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Paralegal (Community / Public Interest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-75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ce10" office:value-type="string" calcext:value-type="string">
            <text:p>Operational work with a focus on community and public interest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3">
          <table:table-cell table:style-name="ce15" office:value-type="string" calcext:value-type="string">
            <text:p>Paralegal (Corporate / Commercial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6-79</text:p>
          </table:table-cell>
          <table:table-cell table:style-name="Default" office:value-type="string" calcext:value-type="string">
            <text:p>Corporate / Commercial</text:p>
          </table:table-cell>
          <table:table-cell table:style-name="ce10" office:value-type="string" calcext:value-type="string">
            <text:p>Operational work with a focus on corporate and commercial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</text:p>
          </table:table-cell>
          <table:table-cell table:style-name="Default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, 73, 76, 77, 79-82, 85, 86, 88-90</text:p>
          </table:table-cell>
          <table:table-cell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, 73, 74, 75, 76, 77, 79, 81, 82, 85, 86, 88, 89, 90</text:p>
          </table:table-cell>
          <table:table-cell table:style-name="ce8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Senior Paralegal (Family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96-99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style-name="ce3" table:number-columns-repeated="1014"/>
        </table:table-row>
        <table:table-row table:style-name="ro1">
          <table:table-cell table:style-name="Default" office:value-type="string" calcext:value-type="string">
            <text:p>Senior Paralegal (IP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00-103</text:p>
          </table:table-cell>
          <table:table-cell table:style-name="Default"/>
          <table:table-cell table:style-name="ce6" office:value-type="string" calcext:value-type="string">
            <text:p>Undertake complex legal operational work in IP law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Senior Legal Executive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0-114</text:p>
          </table:table-cell>
          <table:table-cell table:style-name="ce9"/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0-103</text:p>
          </table:table-cell>
          <table:table-cell table:style-name="ce9"/>
          <table:table-cell office:value-type="string" calcext:value-type="string">
            <text:p>Undertake complex legal operational work in IP Law practice area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4-109</text:p>
          </table:table-cell>
          <table:table-cell table:style-name="ce9"/>
          <table:table-cell office:value-type="string" calcext:value-type="string">
            <text:p>Undertake a range of somewhat complex corporate secretarial work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15-117</text:p>
          </table:table-cell>
          <table:table-cell table:style-name="ce9"/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3-135</text:p>
          </table:table-cell>
          <table:table-cell table:style-name="ce9"/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6-140</text:p>
          </table:table-cell>
          <table:table-cell table:style-name="ce9"/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29-132</text:p>
          </table:table-cell>
          <table:table-cell table:style-name="ce9"/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mpliance / 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8-123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375-428</text:p>
          </table:table-cell>
          <table:table-cell table:style-name="ce3"/>
          <table:table-cell office:value-type="string" calcext:value-type="string">
            <text:p>Provide legal advice and decision-making.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429-471</text:p>
          </table:table-cell>
          <table:table-cell table:style-name="ce3"/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472-503</text:p>
          </table:table-cell>
          <table:table-cell table:style-name="ce3"/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ssociate/Senior Associate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1-193</text:p>
          </table:table-cell>
          <table:table-cell/>
          <table:table-cell office:value-type="string" calcext:value-type="string">
            <text:p>Ensures appropriate outcomes on straight-forward or process-driven professional matter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ociate/Senior Associate (Corporate / Commerci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1-193, 194-21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Ensures appropriate outcomes on corporate and commercial matters.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ssociate/Senior Associate (Community / Public Interest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1-193, 219-236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Ensures appropriate outcomes on community and public interest matter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Partner / 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</text:p>
          </table:table-cell>
          <table:table-cell/>
          <table:table-cell office:value-type="string" calcext:value-type="string">
            <text:p>Synthesises specialist legal knowledge and skills with deep understanding of client objective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Partner / 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, 272-294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ynthesises specialist legal knowledge and skills with deep understanding of family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, 295-310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ynthesises specialist legal knowledge and skills with deep understanding of building and construction law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Partner / 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, 311-324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ynthesises specialist legal knowledge and skills with deep understanding of IP law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ging Partner / Head of Practice Group / Senior 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</text:p>
          </table:table-cell>
          <table:table-cell/>
          <table:table-cell office:value-type="string" calcext:value-type="string">
            <text:p>Strategises various approaches to very complex professional matters.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anaging Partner / Head of Practice Group / Senior 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, 356-362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trategises various approaches to very complex professional matters in family law.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anaging Partner / Head of Practice Group / Senior 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, 363-368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trategises various approaches to very complex professional matters in building and construction law.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anaging Partner / Head of Practice Group / Senior 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, 369-374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trategises various approaches to very complex professional matters in IP law.</text:p>
          </table:table-cell>
          <table:table-cell table:number-columns-repeated="1016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9:17:04.48809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10M16S</meta:editing-duration>
    <meta:editing-cycles>69</meta:editing-cycles>
    <meta:generator>LibreOffice/5.3.1.2$Linux_X86_64 LibreOffice_project/30m0$Build-2</meta:generator>
    <dc:date>2018-01-18T21:35:36.031999742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